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weight="normal" officeooo:rsid="001666d9" officeooo:paragraph-rsid="001666d9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3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ff00ff" style:text-line-through-style="none" style:text-line-through-type="none" style:font-name="Arial" fo:font-size="30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80be5220-7252-9483-2141-224c1b7f790d"/><text:span text:style-name="T1">Fabrique simplon.AUF@Dakar</text:span><text:span text:style-name="T2"> </text:span></text:p>
      <text:p text:style-name="P3">A partir du 14 Mai 2018</text:p>
      <text:p text:style-name="P1"><text:line-break/></text:p>
      <text:list xml:id="list527305262" text:style-name="L1">
        <text:list-item>
          <text:p text:style-name="P5">Comment Définir sa Stratégie Internet ?</text:p>
        </text:list-item>
        <text:list-item>
          <text:p text:style-name="P5">Le Webmarketing ...Qu'est ce que c'est ?</text:p>
        </text:list-item>
        <text:list-item>
          <text:p text:style-name="P5">Comment faire l'audit référencement de son site ?</text:p>
        </text:list-item>
        <text:list-item>
          <text:p text:style-name="P5">Comment faire un audit SEO ?</text:p>
        </text:list-item>
        <text:list-item>
          <text:p text:style-name="P5">Comment analyser les mots-clés de votre site ?</text:p>
        </text:list-item>
        <text:list-item>
          <text:p text:style-name="P5">Comment analyser vos positions sur Google ?</text:p>
        </text:list-item>
        <text:list-item>
          <text:p text:style-name="P5">C’est quoi Google Adwords ?</text:p>
        </text:list-item>
        <text:list-item>
          <text:p text:style-name="P5">Le digital, c’est quoi ?</text:p>
        </text:list-item>
        <text:list-item>
          <text:p text:style-name="P5">C’est quoi la matrice Mc Kinsey ou matrice atouts attraits ?</text:p>
        </text:list-item>
        <text:list-item>
          <text:p text:style-name="P5">C’est quoi Google Analytics ?</text:p>
        </text:list-item>
        <text:list-item>
          <text:p text:style-name="P5">Comment faire la certification en Google Analytics ?</text:p>
        </text:list-item>
        <text:list-item>
          <text:p text:style-name="P5">Audit référencement : la méthodologie.</text:p>
        </text:list-item>
        <text:list-item>
          <text:p text:style-name="P5">Comment analyser le trafic de votre site Internet ?</text:p>
        </text:list-item>
        <text:list-item>
          <text:p text:style-name="P5">Quels liens pointent vers votre site Internet ?</text:p>
        </text:list-item>
        <text:list-item>
          <text:p text:style-name="P5">Quel est votre positionnement dans les moteurs de recherche ?</text:p>
        </text:list-item>
        <text:list-item>
          <text:p text:style-name="P5">Comment réaliser l’audit référencement de votre site Internet ?</text:p>
        </text:list-item>
        <text:list-item>
          <text:p text:style-name="P5">Comment améliorer le référencement de votre site Internet ?</text:p>
        </text:list-item>
        <text:list-item>
          <text:p text:style-name="P5">Comment élargir vos mots-clés ?</text:p>
        </text:list-item>
        <text:list-item>
          <text:p text:style-name="P5">Comment faire le suivi de son référencement ?</text:p>
        </text:list-item>
        <text:list-item>
          <text:p text:style-name="P5">Différencier mobile first, mobile only, site responsive et application mobile. </text:p>
        </text:list-item>
        <text:list-item>
          <text:p text:style-name="P5">Déterminer des indicateurs pertinents pour suivre et piloter les performances de son site.</text:p>
        </text:list-item>
        <text:list-item>
          <text:p text:style-name="P5">Identifier les outils de collecte d'informations et donner du sens à ses indicateurs.</text:p>
        </text:list-item>
      </text:list>
      <text:p text:style-name="P1"><text:line-break/></text:p>
      <text:p text:style-name="P6"><text:a xlink:type="simple" xlink:href="https://www.webmarketing-conseil.fr/audit-positionnement-et-outils-statistiques-pour-optimiser-le-referencement-dun-site-internet/" text:style-name="Internet_20_link" text:visited-style-name="Visited_20_Internet_20_Link"><text:span text:style-name="T3">https://www.webmarketing-conseil.fr/audit-positionnement-et-outils-statistiques-pour-optimiser-le-referencement-dun-site-internet/</text:span></text:a></text:p>
      <text:p text:style-name="Text_20_body"/>
      <text:p text:style-name="P6"><text:a xlink:type="simple" xlink:href="https://www.webmarketing-conseil.fr/comment-eviter-une-penalite-de-google/" text:style-name="Internet_20_link" text:visited-style-name="Visited_20_Internet_20_Link"><text:span text:style-name="T3">https://www.webmarketing-conseil.fr/comment-eviter-une-penalite-de-google/</text:span></text:a></text:p>
      <text:p text:style-name="Text_20_body"/>
      <text:p text:style-name="P6"><text:a xlink:type="simple" xlink:href="https://www.webmarketing-conseil.fr/referencer-son-site-web-art-de-la-guerre/" text:style-name="Internet_20_link" text:visited-style-name="Visited_20_Internet_20_Link"><text:span text:style-name="T3">https://www.webmarketing-conseil.fr/referencer-son-site-web-art-de-la-guerre/</text:span></text:a></text:p>
      <text:p text:style-name="Text_20_body"/>
      <text:p text:style-name="P6"><text:a xlink:type="simple" xlink:href="https://ahrefs.com/blog/organic-traffic-research/" text:style-name="Internet_20_link" text:visited-style-name="Visited_20_Internet_20_Link"><text:span text:style-name="T3">https://ahrefs.com/blog/organic-traffic-research/</text:span></text:a></text:p>
      <text:p text:style-name="Text_20_body"/>
      <text:p text:style-name="P6"><text:a xlink:type="simple" xlink:href="https://www.webmarketing-conseil.fr/taux-de-clics-google/" text:style-name="Internet_20_link" text:visited-style-name="Visited_20_Internet_20_Link"><text:span text:style-name="T3">https://www.webmarketing-conseil.fr/taux-de-clics-google/</text:span></text:a></text:p>
      <text:p text:style-name="Text_20_body"><text:soft-page-break/></text:p>
      <text:p text:style-name="P6"><text:a xlink:type="simple" xlink:href="https://www.webmarketing-conseil.fr/comment-etre-premier-dans-google/" text:style-name="Internet_20_link" text:visited-style-name="Visited_20_Internet_20_Link"><text:span text:style-name="T3">https://www.webmarketing-conseil.fr/comment-etre-premier-dans-google/</text:span></text:a></text:p>
      <text:p text:style-name="Text_20_body"/>
      <text:p text:style-name="P6"><text:a xlink:type="simple" xlink:href="https://www.webmarketing-conseil.fr/optimiser-page-referencement/" text:style-name="Internet_20_link" text:visited-style-name="Visited_20_Internet_20_Link"><text:span text:style-name="T3">https://www.webmarketing-conseil.fr/optimiser-page-referencement/</text:span></text:a></text:p>
      <text:p text:style-name="Text_20_body"/>
      <text:p text:style-name="P6"><text:a xlink:type="simple" xlink:href="https://www.webmarketing-conseil.fr/outils-referencement/" text:style-name="Internet_20_link" text:visited-style-name="Visited_20_Internet_20_Link"><text:span text:style-name="T3">https://www.webmarketing-conseil.fr/outils-referencement/</text:span></text:a></text:p>
      <text:p text:style-name="Text_20_body"/>
      <text:p text:style-name="P6"><text:a xlink:type="simple" xlink:href="https://www.webmarketing-conseil.fr/outils-seo/" text:style-name="Internet_20_link" text:visited-style-name="Visited_20_Internet_20_Link"><text:span text:style-name="T3">https://www.webmarketing-conseil.fr/outils-seo/</text:span></text:a></text:p>
      <text:p text:style-name="Text_20_body"/>
      <text:p text:style-name="P6"><text:a xlink:type="simple" xlink:href="https://www.webmarketing-conseil.fr/referencer-une-application-mobile/" text:style-name="Internet_20_link" text:visited-style-name="Visited_20_Internet_20_Link"><text:span text:style-name="T3">https://www.webmarketing-conseil.fr/referencer-une-application-mobile/</text:span></text:a></text:p>
      <text:p text:style-name="Text_20_body"/>
      <text:p text:style-name="P6"><text:a xlink:type="simple" xlink:href="https://www.webmarketing-conseil.fr/pourquoi-etre-present-sur-google-plus/" text:style-name="Internet_20_link" text:visited-style-name="Visited_20_Internet_20_Link"><text:span text:style-name="T3">https://www.webmarketing-conseil.fr/pourquoi-etre-present-sur-google-plus/</text:span></text:a></text:p>
      <text:p text:style-name="Text_20_body"/>
      <text:p text:style-name="P6"><text:a xlink:type="simple" xlink:href="https://www.webmarketing-conseil.fr/trafic-facebook/" text:style-name="Internet_20_link" text:visited-style-name="Visited_20_Internet_20_Link"><text:span text:style-name="T3">https://www.webmarketing-conseil.fr/trafic-facebook/</text:span></text:a></text:p>
      <text:p text:style-name="Text_20_body"/>
      <text:p text:style-name="P6"><text:a xlink:type="simple" xlink:href="https://www.webmarketing-conseil.fr/quest-ce-quun-contenu-viral/" text:style-name="Internet_20_link" text:visited-style-name="Visited_20_Internet_20_Link"><text:span text:style-name="T3">https://www.webmarketing-conseil.fr/quest-ce-quun-contenu-viral/</text:span></text:a></text:p>
      <text:p text:style-name="Text_20_body"/>
      <text:p text:style-name="P4">Courage!!!!!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8T10:19:56.514697496</dc:date>
    <meta:editing-duration>PT1M5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2" meta:paragraph-count="41" meta:word-count="219" meta:character-count="2093" meta:non-whitespace-character-count="1929"/>
  </office:meta>
</office:document-meta>
</file>